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015b" officeooo:paragraph-rsid="00060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 Logic Layer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ZA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ZA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8:49:37.491679515</meta:creation-date>
    <dc:date>2021-10-06T18:55:40.954037888</dc:date>
    <meta:editing-duration>PT6M4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7.2.1.2$Linux_X86_64 LibreOffice_project/20$Build-2</meta:generator>
  </office:meta>
</office:document-meta>
</file>